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n</mi>
            <mrow>
              <mi/>
              <mo stretchy="false">=</mo>
              <mi/>
            </mrow>
            <msqrt>
              <mrow>
                <msub>
                  <mo stretchy="false">ϵ</mo>
                  <mtext>r</mtext>
                </msub>
                <msub>
                  <mo stretchy="false">μ</mo>
                  <mtext>r</mtext>
                </msub>
              </mrow>
            </msqrt>
            <mi/>
            <mo stretchy="false">⇒</mo>
            <mi/>
            <msqrt>
              <mrow>
                <msub>
                  <mo stretchy="false">μ</mo>
                  <mtext>r</mtext>
                </msub>
                <msub>
                  <mrow>
                    <mover accent="true">
                      <mo stretchy="false">ϵ</mo>
                      <mo stretchy="false">̄</mo>
                    </mover>
                  </mrow>
                  <mtext>r</mtext>
                </msub>
              </mrow>
            </msqrt>
            <mrow>
              <mi/>
              <mo stretchy="false">≡</mo>
              <mi/>
            </mrow>
            <mover accent="true">
              <mi>n</mi>
              <mo stretchy="false">̄</mo>
            </mover>
            <mrow>
              <mi/>
              <mo stretchy="false">+</mo>
              <mi/>
            </mrow>
            <mtext>i</mtext>
            <mo stretchy="false">γ</mo>
            <mi/>
            <mtext> : </mtext>
            <mi/>
            <mover accent="true">
              <mi>n</mi>
              <mo stretchy="false">̄</mo>
            </mover>
            <mi>,</mi>
            <mo stretchy="false">γ</mo>
            <mrow>
              <mi/>
              <mo stretchy="false">∈</mo>
              <mi/>
            </mrow>
            <mo stretchy="false">ℝ</mo>
          </mrow>
        </mtd>
      </mtr>
      <mtr>
        <mtd>
          <mrow>
            <msup>
              <mo stretchy="false">γ</mo>
              <mn>2</mn>
            </msup>
            <mrow>
              <mi/>
              <mo stretchy="false">=</mo>
              <mi/>
            </mrow>
            <msup>
              <mrow>
                <mover accent="true">
                  <mi>n</mi>
                  <mo stretchy="false">̄</mo>
                </mover>
              </mrow>
              <mn>2</mn>
            </msup>
            <mrow>
              <mi/>
              <mo stretchy="false">−</mo>
              <mi/>
            </mrow>
            <msup>
              <mi>n</mi>
              <mn>2</mn>
            </msup>
          </mrow>
        </mtd>
      </mtr>
      <mtr>
        <mtd>
          <mrow>
            <msup>
              <mo stretchy="false">γ</mo>
              <mn>2</mn>
            </msup>
            <mrow>
              <mi/>
              <mo stretchy="false">=</mo>
              <mi/>
            </mrow>
            <mfrac>
              <mn>1</mn>
              <mn>2</mn>
            </mfrac>
            <msup>
              <mi>n</mi>
              <mn>2</mn>
            </msup>
            <mfenced open="[" close="]">
              <mrow>
                <mrow>
                  <mo stretchy="false">−</mo>
                  <mn>1</mn>
                </mrow>
                <mrow>
                  <mi/>
                  <mo stretchy="false">+</mo>
                  <mi/>
                </mrow>
                <msqrt>
                  <mrow>
                    <mn>1</mn>
                    <mrow>
                      <mi/>
                      <mo stretchy="false">+</mo>
                      <mi/>
                    </mrow>
                    <msup>
                      <mfenced open="(" close=")">
                        <mrow>
                          <mfrac>
                            <mo stretchy="false">σ</mo>
                            <mrow>
                              <msub>
                                <mo stretchy="false">ϵ</mo>
                                <mn>0</mn>
                              </msub>
                              <msub>
                                <mo stretchy="false">ϵ</mo>
                                <mtext>r</mtext>
                              </msub>
                              <mo stretchy="false">ω</mo>
                            </mrow>
                          </mfrac>
                        </mrow>
                      </mfenced>
                      <mn>2</mn>
                    </msup>
                  </mrow>
                </msqrt>
              </mrow>
            </mfenced>
          </mrow>
        </mtd>
      </mtr>
    </mtable>
    <annotation encoding="StarMath 5.0">n `=` sqrt{%epsilon_"r" %mu_"r"} ~drarrow~ sqrt{%mu_"r" {bar %epsilon}_"r"} `equiv` bar n `+` "i" %igamma ~" : "` bar n, %igamma `in` setR newline
%igamma ^2 `=` {bar n} ^2 `-` n^2 newline
%igamma ^2 `=` 1 over 2 n^2 left [ -1 `+` sqrt{1 `+` left ( %isigma over {%iepsilon_0 %epsilon_"r" %iomega} right )^2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25:10.213000000</meta:creation-date>
    <meta:generator>LibreOffice/4.1.4.2$Windows_x86 LibreOffice_project/0a0440ccc0227ad9829de5f46be37cfb6edcf72</meta:generator>
  </office:meta>
</office:document-meta>
</file>